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style:font-name="Liberation Serif" fo:font-size="12pt" style:font-size-asian="12pt" style:font-size-complex="1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style:font-name="Liberation Serif" fo:font-size="12pt" style:font-size-asian="12pt" style:font-size-complex="12pt"/>
    </style:style>
    <style:style style:name="T1" style:family="text">
      <style:text-properties fo:font-variant="normal" fo:text-transform="none" fo:color="#000000"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Framework Flou</text:p>
      <text:p text:style-name="P1"/>
      <text:p text:style-name="P1"/>
      <text:p text:style-name="P1"/>
      <text:p text:style-name="P1"/>
      <text:p text:style-name="P1"/>
      <text:p text:style-name="P2">Auteurs : Mathieu Galliere et Philippe Jacob</text:p>
      <text:p text:style-name="P2"/>
      <text:p text:style-name="P2">Encadrant : <text:span text:style-name="T1">Pr. Jean-Marc Perronne</text:span> </text:p>
      <text:p text:style-name="P2"/>
      <text:p text:style-name="P2"/>
      <text:p text:style-name="P2"/>
      <text:p text:style-name="P2">Problématique du projet : </text:p>
      <text:p text:style-name="P2"/>
      <text:p text:style-name="P4">Développer un framework flou à partir d’un diagramme UML de modélisation du framework afin de mettre en application les compétences acquises en C++, UML, ingénierie dirigée par les modèles, architecture à objet...</text:p>
      <text:p text:style-name="P4"/>
      <text:p text:style-name="P4"/>
      <text:p text:style-name="P4">Démarche suivie :</text:p>
      <text:p text:style-name="P4"/>
      <text:p text:style-name="P4"><text:s/>Nous avons codé le framework en testant étape par étape si ce que nous faisions était fonctionnel puis nous avons essayé l’exemple simplifié donné dans le cours et nous avons corrigé les erreurs restantes qui empêchaient son exécution. Nous avons ensuite implémenté les dernières classes (sugeno, nary-expressions) puis nous avons vérifié le fonctionnement de chaque classe indépendamment ainsi que le fonctionnement de tout le framework, partie par partie.</text:p>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Image1" text:anchor-type="paragraph" svg:width="4.637cm" svg:height="1.094cm" draw:z-index="1"><draw:image/></draw:frame>GALLIERE Mathieu &amp; JACOB Philip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2T14:04:46.415000000</meta:creation-date>
    <dc:date>2016-05-02T17:57:21.82</dc:date>
    <meta:editing-duration>PT50M50S</meta:editing-duration>
    <meta:editing-cycles>3</meta:editing-cycles>
    <meta:generator>OpenOffice/4.1.2$Win32 OpenOffice.org_project/412m3$Build-9782</meta:generator>
    <meta:document-statistic meta:table-count="0" meta:image-count="1" meta:object-count="0" meta:page-count="2" meta:paragraph-count="8" meta:word-count="129" meta:character-count="858"/>
    <dc:creator>Mathieu Galliere</dc:creator>
  </office:meta>
</office:document-meta>
</file>